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line-height="100%" fo:text-align="center" style:justify-single-word="false">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fo:text-align="start" style:justify-single-word="false">
        <style:tab-stops/>
      </style:paragraph-properties>
      <style:text-properties fo:font-size="11pt" fo:font-weight="normal" style:font-size-asian="11pt" style:font-weight-asian="normal" style:font-size-complex="11pt" style:font-weight-complex="normal"/>
    </style:style>
    <style:style style:name="P4" style:family="paragraph" style:parent-style-name="Standard" style:list-style-name="RTF_5f_Num_20_2">
      <style:paragraph-properties fo:margin-left="0cm" fo:margin-right="0cm" fo:text-indent="0cm" style:auto-text-indent="false">
        <style:tab-stops>
          <style:tab-stop style:position="0.635cm"/>
        </style:tab-stops>
      </style:paragraph-properties>
    </style:style>
    <style:style style:name="P5" style:family="paragraph" style:parent-style-name="Standard" style:list-style-name="RTF_5f_Num_20_2">
      <style:paragraph-properties fo:margin-left="0cm" fo:margin-right="0cm" fo:text-indent="0cm" style:auto-text-indent="false">
        <style:tab-stops>
          <style:tab-stop style:position="1.905cm"/>
        </style:tab-stops>
      </style:paragraph-properties>
    </style:style>
    <style:style style:name="P6" style:family="paragraph" style:parent-style-name="Standard" style:list-style-name="RTF_5f_Num_20_2">
      <style:paragraph-properties fo:margin-left="0cm" fo:margin-right="0cm" fo:text-indent="0cm" style:auto-text-indent="false">
        <style:tab-stops>
          <style:tab-stop style:position="3.175cm"/>
        </style:tab-stops>
      </style:paragraph-properties>
    </style:style>
    <style:style style:name="P7" style:family="paragraph" style:parent-style-name="Standard" style:list-style-name="RTF_5f_Num_20_2">
      <style:paragraph-properties fo:margin-left="0cm" fo:margin-right="0cm" fo:text-indent="0cm" style:auto-text-indent="false">
        <style:tab-stops>
          <style:tab-stop style:position="4.445cm"/>
        </style:tab-stops>
      </style:paragraph-properties>
    </style:style>
    <style:style style:name="P8" style:family="paragraph" style:parent-style-name="Standard">
      <style:paragraph-properties fo:margin-left="0cm" fo:margin-right="0cm" fo:text-indent="0cm" style:auto-text-indent="false">
        <style:tab-stops>
          <style:tab-stop style:position="0.635cm"/>
        </style:tab-stops>
      </style:paragraph-properties>
    </style:style>
    <style:style style:name="P9" style:family="paragraph" style:parent-style-name="Standard" style:list-style-name="RTF_5f_Num_20_3">
      <style:paragraph-properties fo:margin-left="0cm" fo:margin-right="0cm" fo:text-indent="0cm" style:auto-text-indent="false">
        <style:tab-stops>
          <style:tab-stop style:position="0.635cm"/>
        </style:tab-stops>
      </style:paragraph-properties>
    </style:style>
    <style:style style:name="P10" style:family="paragraph" style:parent-style-name="Standard" style:list-style-name="RTF_5f_Num_20_4">
      <style:paragraph-properties fo:margin-left="0cm" fo:margin-right="0cm" fo:text-indent="0cm" style:auto-text-indent="false">
        <style:tab-stops>
          <style:tab-stop style:position="0.635cm"/>
        </style:tab-stops>
      </style:paragraph-properties>
    </style:style>
    <style:style style:name="P11" style:family="paragraph" style:parent-style-name="Standard" style:list-style-name="RTF_5f_Num_20_5">
      <style:paragraph-properties fo:margin-left="0cm" fo:margin-right="0cm" fo:text-indent="0cm" style:auto-text-indent="false">
        <style:tab-stops>
          <style:tab-stop style:position="0.635cm"/>
        </style:tab-stops>
      </style:paragraph-properties>
    </style:style>
    <style:style style:name="P12" style:family="paragraph" style:parent-style-name="Standard" style:list-style-name="RTF_5f_Num_20_6">
      <style:paragraph-properties fo:margin-left="0cm" fo:margin-right="0cm" fo:text-indent="0cm" style:auto-text-indent="false">
        <style:tab-stops>
          <style:tab-stop style:position="0.635cm"/>
        </style:tab-stops>
      </style:paragraph-properties>
    </style:style>
    <style:style style:name="P13" style:family="paragraph" style:parent-style-name="Standard" style:list-style-name="RTF_5f_Num_20_7">
      <style:paragraph-properties fo:margin-left="0cm" fo:margin-right="0cm" fo:text-indent="0cm" style:auto-text-indent="false">
        <style:tab-stops>
          <style:tab-stop style:position="0.635cm"/>
        </style:tab-stops>
      </style:paragraph-properties>
    </style:style>
    <style:style style:name="P14" style:family="paragraph" style:parent-style-name="Standard" style:list-style-name="RTF_5f_Num_20_8">
      <style:paragraph-properties fo:margin-left="0cm" fo:margin-right="0cm" fo:text-indent="0cm" style:auto-text-indent="false">
        <style:tab-stops>
          <style:tab-stop style:position="0.635cm"/>
        </style:tab-stops>
      </style:paragraph-properties>
    </style:style>
    <style:style style:name="P15" style:family="paragraph" style:parent-style-name="Standard" style:list-style-name="RTF_5f_Num_20_9">
      <style:paragraph-properties fo:margin-left="0cm" fo:margin-right="0cm" fo:text-indent="0cm" style:auto-text-indent="false">
        <style:tab-stops>
          <style:tab-stop style:position="0.635cm"/>
        </style:tab-stops>
      </style:paragraph-properties>
    </style:style>
    <style:style style:name="P16" style:family="paragraph" style:parent-style-name="Standard" style:list-style-name="RTF_5f_Num_20_10">
      <style:paragraph-properties fo:margin-left="0cm" fo:margin-right="0cm" fo:text-indent="0cm" style:auto-text-indent="false">
        <style:tab-stops>
          <style:tab-stop style:position="0.635cm"/>
        </style:tab-stops>
      </style:paragraph-properties>
    </style:style>
    <style:style style:name="P17" style:family="paragraph" style:parent-style-name="Standard" style:list-style-name="RTF_5f_Num_20_3">
      <style:paragraph-properties fo:margin-left="0cm" fo:margin-right="0cm" fo:text-indent="0cm" style:auto-text-indent="false">
        <style:tab-stops>
          <style:tab-stop style:position="1.905cm"/>
        </style:tab-stops>
      </style:paragraph-properties>
    </style:style>
    <style:style style:name="P18" style:family="paragraph" style:parent-style-name="Standard" style:list-style-name="RTF_5f_Num_20_4">
      <style:paragraph-properties fo:margin-left="0cm" fo:margin-right="0cm" fo:text-indent="0cm" style:auto-text-indent="false">
        <style:tab-stops>
          <style:tab-stop style:position="1.905cm"/>
        </style:tab-stops>
      </style:paragraph-properties>
    </style:style>
    <style:style style:name="P19" style:family="paragraph" style:parent-style-name="Standard" style:list-style-name="RTF_5f_Num_20_6">
      <style:paragraph-properties fo:margin-left="0cm" fo:margin-right="0cm" fo:text-indent="0cm" style:auto-text-indent="false">
        <style:tab-stops>
          <style:tab-stop style:position="1.905cm"/>
        </style:tab-stops>
      </style:paragraph-properties>
    </style:style>
    <style:style style:name="P20" style:family="paragraph" style:parent-style-name="Standard" style:list-style-name="RTF_5f_Num_20_7">
      <style:paragraph-properties fo:margin-left="0cm" fo:margin-right="0cm" fo:text-indent="0cm" style:auto-text-indent="false">
        <style:tab-stops>
          <style:tab-stop style:position="1.905cm"/>
        </style:tab-stops>
      </style:paragraph-properties>
    </style:style>
    <style:style style:name="P21" style:family="paragraph" style:parent-style-name="Standard" style:list-style-name="RTF_5f_Num_20_8">
      <style:paragraph-properties fo:margin-left="0cm" fo:margin-right="0cm" fo:text-indent="0cm" style:auto-text-indent="false">
        <style:tab-stops>
          <style:tab-stop style:position="1.905cm"/>
        </style:tab-stops>
      </style:paragraph-properties>
    </style:style>
    <style:style style:name="P22" style:family="paragraph" style:parent-style-name="Standard" style:list-style-name="RTF_5f_Num_20_9">
      <style:paragraph-properties fo:margin-left="0cm" fo:margin-right="0cm" fo:text-indent="0cm" style:auto-text-indent="false">
        <style:tab-stops>
          <style:tab-stop style:position="1.905cm"/>
        </style:tab-stops>
      </style:paragraph-properties>
    </style:style>
    <style:style style:name="P23" style:family="paragraph" style:parent-style-name="Standard">
      <style:paragraph-properties fo:margin-left="0cm" fo:margin-right="0cm" fo:text-indent="0cm" style:auto-text-indent="false">
        <style:tab-stops>
          <style:tab-stop style:position="0.635cm"/>
        </style:tab-stops>
      </style:paragraph-properties>
      <style:text-properties fo:color="#666666" fo:font-size="10pt" fo:font-style="italic" style:font-size-asian="10pt" style:font-style-asian="italic" style:font-size-complex="10pt" style:font-style-complex="italic"/>
    </style:style>
    <style:style style:name="P24" style:family="paragraph" style:parent-style-name="Standard">
      <style:paragraph-properties fo:margin-left="0cm" fo:margin-right="0cm" fo:text-indent="0cm" style:auto-text-indent="false">
        <style:tab-stops>
          <style:tab-stop style:position="4.445cm"/>
        </style:tab-stops>
      </style:paragraph-properties>
    </style:style>
    <style:style style:name="P25" style:family="paragraph" style:parent-style-name="Standard" style:list-style-name="RTF_5f_Num_20_4">
      <style:paragraph-properties fo:margin-left="0cm" fo:margin-right="0cm" fo:text-indent="0cm" style:auto-text-indent="false">
        <style:tab-stops>
          <style:tab-stop style:position="4.445cm"/>
        </style:tab-stops>
      </style:paragraph-properties>
    </style:style>
    <style:style style:name="P26" style:family="paragraph" style:parent-style-name="Standard" style:list-style-name="RTF_5f_Num_20_8">
      <style:paragraph-properties fo:margin-left="0cm" fo:margin-right="0cm" fo:text-indent="0cm" style:auto-text-indent="false">
        <style:tab-stops>
          <style:tab-stop style:position="4.445cm"/>
        </style:tab-stops>
      </style:paragraph-properties>
    </style:style>
    <style:style style:name="P27" style:family="paragraph" style:parent-style-name="Standard" style:list-style-name="RTF_5f_Num_20_4">
      <style:paragraph-properties fo:margin-left="0cm" fo:margin-right="0cm" fo:text-indent="0cm" style:auto-text-indent="false">
        <style:tab-stops>
          <style:tab-stop style:position="3.175cm"/>
        </style:tab-stops>
      </style:paragraph-properties>
    </style:style>
    <style:style style:name="P28" style:family="paragraph" style:parent-style-name="Standard" style:list-style-name="RTF_5f_Num_20_4">
      <style:paragraph-properties fo:margin-left="0cm" fo:margin-right="0cm" fo:text-indent="0cm" style:auto-text-indent="false">
        <style:tab-stops>
          <style:tab-stop style:position="3.175cm"/>
        </style:tab-stops>
      </style:paragraph-properties>
      <style:text-properties fo:font-style="italic" style:font-style-asian="italic" style:font-style-complex="italic"/>
    </style:style>
    <style:style style:name="P29" style:family="paragraph" style:parent-style-name="Standard">
      <style:paragraph-properties fo:margin-left="0cm" fo:margin-right="0cm" fo:text-indent="1.27cm" style:auto-text-indent="false"/>
    </style:style>
    <style:style style:name="P30" style:family="paragraph" style:parent-style-name="Subtitle">
      <style:paragraph-properties fo:line-height="100%" fo:text-align="center" style:justify-single-word="false">
        <style:tab-stops/>
      </style:paragraph-properties>
      <style:text-properties fo:font-size="20pt" fo:font-weight="bold" style:font-size-asian="20pt" style:font-weight-asian="bold" style:font-size-complex="20pt" style:font-weight-complex="bold"/>
    </style:style>
    <style:style style:name="P31" style:family="paragraph" style:parent-style-name="Subtitle">
      <style:paragraph-properties fo:break-before="page"/>
    </style:style>
    <style:style style:name="P32" style:family="paragraph" style:parent-style-name="Subtitle">
      <style:paragraph-properties fo:line-height="100%" fo:text-align="start" style:justify-single-word="false" fo:break-before="page">
        <style:tab-stops/>
      </style:paragraph-properties>
      <style:text-properties fo:font-size="24pt" fo:font-weight="normal" style:font-size-asian="24pt" style:font-weight-asian="normal" style:font-size-complex="24pt" style:font-weight-complex="normal"/>
    </style:style>
    <style:style style:name="P33" style:family="paragraph" style:parent-style-name="Text_20_body">
      <style:paragraph-properties fo:line-height="100%" fo:text-align="center" style:justify-single-word="false">
        <style:tab-stops/>
      </style:paragraph-properties>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00%" fo:text-align="center" style:justify-single-word="false">
        <style:tab-stops/>
      </style:paragraph-properties>
      <style:text-properties fo:font-size="12pt" fo:font-weight="normal" style:font-size-asian="12pt" style:font-weight-asian="normal" style:font-size-complex="12pt" style:font-weight-complex="normal"/>
    </style:style>
    <style:style style:name="P35" style:family="paragraph" style:parent-style-name="Text_20_body">
      <style:paragraph-properties fo:line-height="100%" fo:text-align="start" style:justify-single-word="false">
        <style:tab-stops/>
      </style:paragraph-properties>
      <style:text-properties fo:font-size="24pt" fo:font-weight="normal" style:font-size-asian="24pt" style:font-weight-asian="normal" style:font-size-complex="24pt" style:font-weight-complex="normal"/>
    </style:style>
    <style:style style:name="P36" style:family="paragraph" style:parent-style-name="Heading_20_1">
      <style:paragraph-properties fo:text-align="center" style:justify-single-word="false"/>
      <style:text-properties fo:font-size="36pt" style:font-size-asian="36pt" style:font-size-complex="36pt"/>
    </style:style>
    <style:style style:name="P37" style:family="paragraph" style:parent-style-name="heading_20_2">
      <style:text-properties fo:font-size="14pt" style:font-size-asian="14pt" style:font-size-complex="14pt"/>
    </style:style>
    <style:style style:name="P38" style:family="paragraph" style:parent-style-name="heading_20_2">
      <style:paragraph-properties fo:break-before="page"/>
    </style:style>
    <style:style style:name="T1" style:family="text">
      <style:text-properties fo:color="#666666" style:font-name="Georgia" fo:font-size="24pt" fo:font-style="italic" fo:font-weight="normal" style:font-name-asian="Georgia" style:font-size-asian="24pt" style:font-style-asian="italic" style:font-weight-asian="normal" style:font-name-complex="Georgia" style:font-size-complex="24pt" style:font-style-complex="italic" style:font-weight-complex="normal"/>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h text:style-name="P36" text:outline-level="1">D.A.S. Spiel</text:h>
      <text:p text:style-name="P1"/>
      <text:p text:style-name="P30">Game Design Document</text:p>
      <text:p text:style-name="P33">von Jan, Birte, Yule, Soohyun, Kristof</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heading_20_2"><text:soft-page-break/><text:span text:style-name="T1">Index<text:line-break/></text:span><text:bookmark text:name="kix.tn44c9jbklu6"/>Index</text:p>
      <text:list xml:id="list34589972" text:style-name="RTF_5f_Num_20_2">
        <text:list-item>
          <text:p text:style-name="P4"><text:a xlink:type="simple" xlink:href="#kix.tn44c9jbklu6"><text:span text:style-name="T2">Index</text:span></text:a></text:p>
        </text:list-item>
        <text:list-item>
          <text:p text:style-name="P4"><text:a xlink:type="simple" xlink:href="#kix.vh7mr3wp9gub">Game</text:a><text:a xlink:type="simple" xlink:href="#kix.vh7mr3wp9gub"> </text:a><text:a xlink:type="simple" xlink:href="#kix.vh7mr3wp9gub">Design</text:a></text:p>
          <text:list>
            <text:list-item>
              <text:p text:style-name="P5"><text:a xlink:type="simple" xlink:href="#kix.y0z7a3kyjoqj"><text:span text:style-name="T2">Summary</text:span></text:a></text:p>
            </text:list-item>
            <text:list-item>
              <text:p text:style-name="P5"><text:a xlink:type="simple" xlink:href="#kix.q89snwy3vllo"><text:span text:style-name="T2">Gameplay</text:span></text:a></text:p>
            </text:list-item>
            <text:list-item>
              <text:p text:style-name="P5"><text:a xlink:type="simple" xlink:href="#kix.3j0sjjj4v19l"><text:span text:style-name="T2">Mindset</text:span></text:a></text:p>
            </text:list-item>
          </text:list>
        </text:list-item>
        <text:list-item>
          <text:p text:style-name="P4"><text:a xlink:type="simple" xlink:href="#kix.nw2pvrargt85"><text:span text:style-name="T2">Technical</text:span></text:a></text:p>
          <text:list>
            <text:list-item>
              <text:p text:style-name="P5"><text:a xlink:type="simple" xlink:href="#kix.5baplgyo85eh"><text:span text:style-name="T2">Screens</text:span></text:a></text:p>
            </text:list-item>
            <text:list-item>
              <text:p text:style-name="P5"><text:a xlink:type="simple" xlink:href="#kix.4u55u65bonjw"><text:span text:style-name="T2">Controls</text:span></text:a></text:p>
            </text:list-item>
            <text:list-item>
              <text:p text:style-name="P5"><text:a xlink:type="simple" xlink:href="#kix.vrkne3rhovuh"><text:span text:style-name="T2">Mechanics</text:span></text:a></text:p>
            </text:list-item>
          </text:list>
        </text:list-item>
        <text:list-item>
          <text:p text:style-name="P4"><text:a xlink:type="simple" xlink:href="#kix.mun66rmbl34h">Level</text:a><text:a xlink:type="simple" xlink:href="#kix.mun66rmbl34h"> </text:a><text:a xlink:type="simple" xlink:href="#kix.mun66rmbl34h">Design</text:a></text:p>
          <text:list>
            <text:list-item>
              <text:p text:style-name="P5"><text:a xlink:type="simple" xlink:href="#kix.feu141lpqdpj"><text:span text:style-name="T2">Themes</text:span></text:a></text:p>
              <text:list>
                <text:list-item>
                  <text:p text:style-name="P6">Mood</text:p>
                </text:list-item>
                <text:list-item>
                  <text:p text:style-name="P6">Objects</text:p>
                  <text:list>
                    <text:list-item>
                      <text:p text:style-name="P7">Ambient</text:p>
                    </text:list-item>
                    <text:list-item>
                      <text:p text:style-name="P7">Interactive</text:p>
                    </text:list-item>
                  </text:list>
                </text:list-item>
              </text:list>
            </text:list-item>
            <text:list-item>
              <text:p text:style-name="P5"><text:a xlink:type="simple" xlink:href="#kix.lrp1xr74olld">Game</text:a><text:a xlink:type="simple" xlink:href="#kix.lrp1xr74olld"> </text:a><text:a xlink:type="simple" xlink:href="#kix.lrp1xr74olld">Flow</text:a></text:p>
            </text:list-item>
          </text:list>
        </text:list-item>
        <text:list-item>
          <text:p text:style-name="P4"><text:a xlink:type="simple" xlink:href="#kix.k64sfnylstdx"><text:span text:style-name="T2">Development</text:span></text:a></text:p>
          <text:list>
            <text:list-item>
              <text:p text:style-name="P5"><text:a xlink:type="simple" xlink:href="#kix.fwz93u72nlt2">Abstract</text:a><text:a xlink:type="simple" xlink:href="#kix.fwz93u72nlt2"> </text:a><text:a xlink:type="simple" xlink:href="#kix.fwz93u72nlt2">Classes</text:a></text:p>
            </text:list-item>
            <text:list-item>
              <text:p text:style-name="P5"><text:a xlink:type="simple" xlink:href="#kix.9mr6xhrqo7o4">Derived</text:a><text:a xlink:type="simple" xlink:href="#kix.9mr6xhrqo7o4"> </text:a><text:a xlink:type="simple" xlink:href="#kix.9mr6xhrqo7o4">Classes</text:a></text:p>
            </text:list-item>
          </text:list>
        </text:list-item>
        <text:list-item>
          <text:p text:style-name="P4"><text:a xlink:type="simple" xlink:href="#kix.7fniby1a9lf0"><text:span text:style-name="T2">Graphics</text:span></text:a></text:p>
          <text:list>
            <text:list-item>
              <text:p text:style-name="P5"><text:a xlink:type="simple" xlink:href="#kix.3ui65x9w2r9w">Style</text:a><text:a xlink:type="simple" xlink:href="#kix.3ui65x9w2r9w"> </text:a><text:a xlink:type="simple" xlink:href="#kix.3ui65x9w2r9w">Attributes</text:a></text:p>
            </text:list-item>
            <text:list-item>
              <text:p text:style-name="P5"><text:a xlink:type="simple" xlink:href="#kix.cdq39znqma9y">Graphics</text:a><text:a xlink:type="simple" xlink:href="#kix.cdq39znqma9y"> </text:a><text:a xlink:type="simple" xlink:href="#kix.cdq39znqma9y">Needed</text:a></text:p>
            </text:list-item>
          </text:list>
        </text:list-item>
        <text:list-item>
          <text:p text:style-name="P4"><text:a xlink:type="simple" xlink:href="#kix.p0zdtpym1l8">Sounds</text:a><text:a xlink:type="simple" xlink:href="#kix.p0zdtpym1l8">/</text:a><text:a xlink:type="simple" xlink:href="#kix.p0zdtpym1l8">Music</text:a></text:p>
          <text:list>
            <text:list-item>
              <text:p text:style-name="P5"><text:a xlink:type="simple" xlink:href="#kix.g829e5h0mi8e">Style</text:a><text:a xlink:type="simple" xlink:href="#kix.g829e5h0mi8e"> </text:a><text:a xlink:type="simple" xlink:href="#kix.g829e5h0mi8e">Attributes</text:a></text:p>
            </text:list-item>
            <text:list-item>
              <text:p text:style-name="P5"><text:a xlink:type="simple" xlink:href="#kix.1k2k1v9771k6">Sounds</text:a><text:a xlink:type="simple" xlink:href="#kix.1k2k1v9771k6"> </text:a><text:a xlink:type="simple" xlink:href="#kix.1k2k1v9771k6">Needed</text:a></text:p>
            </text:list-item>
            <text:list-item>
              <text:p text:style-name="P5"><text:a xlink:type="simple" xlink:href="#kix.coz0pe9ii0ek">Music</text:a><text:a xlink:type="simple" xlink:href="#kix.coz0pe9ii0ek"> </text:a><text:a xlink:type="simple" xlink:href="#kix.coz0pe9ii0ek">Needed</text:a></text:p>
            </text:list-item>
          </text:list>
        </text:list-item>
        <text:list-item>
          <text:p text:style-name="P4"><text:a xlink:type="simple" xlink:href="#kix.ur637w5onhwq"><text:span text:style-name="T2">Schedule</text:span></text:a></text:p>
        </text:list-item>
      </text:list>
      <text:p text:style-name="P2"/>
      <text:p text:style-name="P2"/>
      <text:p text:style-name="P2"/>
      <text:p text:style-name="P2"/>
      <text:p text:style-name="P2"/>
      <text:p text:style-name="P2"/>
      <text:p text:style-name="P2"/>
      <text:p text:style-name="P32">Game Design</text:p>
      <text:p text:style-name="P35"/>
      <text:p text:style-name="P37">Summary</text:p>
      <text:p text:style-name="P3"><text:tab/>Der Spieler muss als Alien Bobo durch geschicktes Wechseln zwischen normaler und Schattenwelt durch eine ebene Welt voller Monster und Abgründen gelangen. Dabei nutzt er die Schatten der Objekte aus.</text:p>
      <text:p text:style-name="P3"/>
      <text:p text:style-name="heading_20_2">Gameplay</text:p>
      <text:p text:style-name="P3"><text:tab/>Der Spieler steuert das Alien Bobo. Dieser kann sich nach links und rechts bewegen, und kleine Sprünge ausführen. Zudem kann Bobo in die sogenannte Schattenwelt wechseln, in der alle Schatten zu festen Objekten werden. Diese werden auf eine Hintergrundebene geworfen. Wechselt Bobo in die Schattenwelt, werden alle anderen Objekte wie Szenerie oder Gegner auch in diese hineingezwungen. In der Schattenwelt kann Bobo beispielsweise mithilfe der Schatten vorgelagerter Objekte Schluchten überqueren, oder Gegner in Steinen einschließen sowie sich selbst darin verstecken. Die Gegner bewegen sich auf einem vordefinierten Weg, und fangen an Bobo zu verfolgen, sobald er sich nähert. Dabei gibt es unterschiedliche Gegnertypen wie flugfähige Gegner oder Gegner mit Spezialfähigkeiten. Diese kann Bobo besiegen indem er sie durch geschicktes Weltenwechseln in Schluchten fallen lässt oder ihnen Objekte in den Weg stellt. Fällt Bobo selbst in eine Schlucht oder kollidiert mit einem Gegner, ist das Level verloren und muss neu gestartet werden. Das Level ist gewonnen, wenn der Spieler das rechte Ende und damit das Ziel erreicht. Der Spieler startet am linken Ende.</text:p>
      <text:p text:style-name="P3"/>
      <text:p text:style-name="heading_20_2">Mindset</text:p>
      <text:p text:style-name="Standard"><text:tab/>Der Spieler soll vom Spiel gefesselt werden, da er immer auf Gegner achten muss, die er nicht direkt besiegen kann, sondern ihnen nur ausweichen oder sie in Fallen locken kann.</text:p>
      <text:p text:style-name="Standard"/>
      <text:p text:style-name="Standard"/>
      <text:p text:style-name="P31">Technical<text:bookmark text:name="kix.5baplgyo85eh"/></text:p>
      <text:p text:style-name="heading_20_2"><text:bookmark text:name="h.e9hfunin67sa"/>Screens</text:p>
      <text:list xml:id="list34612303" text:style-name="RTF_5f_Num_20_3">
        <text:list-item>
          <text:p text:style-name="P9">Hauptmenü</text:p>
          <text:list>
            <text:list-item>
              <text:p text:style-name="P17">Levelauswahl</text:p>
            </text:list-item>
            <text:list-item>
              <text:p text:style-name="P17">Tastenbelegung</text:p>
            </text:list-item>
          </text:list>
        </text:list-item>
        <text:list-item>
          <text:p text:style-name="P9">Pausemenü</text:p>
        </text:list-item>
        <text:list-item>
          <text:p text:style-name="P9">Spiel</text:p>
          <text:list>
            <text:list-item>
              <text:p text:style-name="P17">Level Wiederholen/nächster Level</text:p>
            </text:list-item>
          </text:list>
        </text:list-item>
        <text:list-item>
          <text:p text:style-name="P9">Mitwirkende</text:p>
        </text:list-item>
      </text:list>
      <text:p text:style-name="heading_20_2">Controls</text:p>
      <text:p text:style-name="P8"><text:tab/>Der Spieler steuert die Spielfigur mithilfe der vorher ausgewählten Maske. Das sind entweder die Pfeiltasten links/rechts zum bewegen Hoch/Runter zum Wechseln zwischen den Ebenen (Schatten- und normale Welt), Leertaste zum Springen und Strg-rechts zum aktivieren von Hebeln, Schaltern und sonstigen Ingame-Mechaniken; oder A und D zum Bewegen, Leertaste zum Springen, <text:s/>W und S zum Wechseln der Welt und Strg-links zum aktivieren der Schalter. //Schieben??//</text:p>
      <text:p text:style-name="P8">Durch Wechseln in die Schattenwelt und zurück ist es möglich Brücken zu erschaffen und zu zerstören, Gegnern Objekte in den Weg zu stellen oder sie darin zu fangen sowie sich vor Gegnern zu verstecken.</text:p>
      <text:p text:style-name="P8"/>
      <text:p text:style-name="heading_20_2">Mechanics</text:p>
      <text:p text:style-name="P8"><text:tab/>Um das Wechseln in die Schattenwelt zu realisieren, gibt es drei Ebenen in der Normalen Welt:</text:p>
      <text:p text:style-name="P8">Eine Mittelebene, auf der sich der Spieler und einige Gegner bewegen, eine Vordergrundebene, auf der sich auch einige Gegner bewegen und Objekte wie Bäume, Felsen usw. ihren Platz haben, sowie eine Hintergrundebene, auf die die Schatten der beiden anderen Ebenen fallen. Diese Schatten bilden beim Wechseln die Schattenwelt, auf der sich demnach auch Gegner befinden können, die dem Spieler vorher nicht gefährlich werden konnten (Gegner in der Vordergrundebene).</text:p>
      <text:p text:style-name="P8"/>
      <text:p text:style-name="P8"/>
      <text:p text:style-name="P31">Level Design<text:bookmark text:name="kix.feu141lpqdpj"/></text:p>
      <text:p text:style-name="heading_20_2"><text:bookmark text:name="h.in6nqm17ixq"/>Themes</text:p>
      <text:list xml:id="list34610123" text:style-name="RTF_5f_Num_20_4">
        <text:list-item>
          <text:p text:style-name="P10">Gebirge</text:p>
          <text:list>
            <text:list-item>
              <text:p text:style-name="P18">Mood</text:p>
              <text:list>
                <text:list-item>
                  <text:p text:style-name="P27">Fröhlich</text:p>
                </text:list-item>
              </text:list>
            </text:list-item>
            <text:list-item>
              <text:p text:style-name="P18">Objects</text:p>
              <text:list>
                <text:list-item>
                  <text:p text:style-name="P28">Ambient</text:p>
                  <text:list>
                    <text:list-item>
                      <text:p text:style-name="P25">kleine Felsen/Pflänzchen</text:p>
                    </text:list-item>
                    <text:list-item>
                      <text:p text:style-name="P25">Bäume</text:p>
                    </text:list-item>
                    <text:list-item>
                      <text:p text:style-name="P25">Felsen</text:p>
                    </text:list-item>
                    <text:list-item>
                      <text:p text:style-name="P25">Pollen</text:p>
                    </text:list-item>
                  </text:list>
                </text:list-item>
                <text:list-item>
                  <text:p text:style-name="P28">Interactive</text:p>
                  <text:list>
                    <text:list-item>
                      <text:p text:style-name="P25">Schleimwesen</text:p>
                    </text:list-item>
                    <text:list-item>
                      <text:p text:style-name="P25">Hüpfdingens</text:p>
                    </text:list-item>
                    <text:list-item>
                      <text:p text:style-name="P25">Drachenviech</text:p>
                    </text:list-item>
                    <text:list-item>
                      <text:p text:style-name="P25">normales Monster</text:p>
                    </text:list-item>
                    <text:list-item>
                      <text:p text:style-name="P25">//Türen, Portale usw//</text:p>
                    </text:list-item>
                  </text:list>
                </text:list-item>
              </text:list>
            </text:list-item>
          </text:list>
        </text:list-item>
        <text:list-item>
          <text:p text:style-name="P10">Gebirge(Schatten)</text:p>
          <text:list>
            <text:list-item>
              <text:p text:style-name="P18">Mood</text:p>
              <text:list>
                <text:list-item>
                  <text:p text:style-name="P27">Düster, Mysteriös</text:p>
                </text:list-item>
              </text:list>
            </text:list-item>
            <text:list-item>
              <text:p text:style-name="P18">Objects</text:p>
              <text:list>
                <text:list-item>
                  <text:p text:style-name="P28">Ambient</text:p>
                  <text:list>
                    <text:list-item>
                      <text:p text:style-name="P25">kleine Felsen/Pflänzchen</text:p>
                    </text:list-item>
                    <text:list-item>
                      <text:p text:style-name="P25">Bäume</text:p>
                    </text:list-item>
                    <text:list-item>
                      <text:p text:style-name="P25">Felsen</text:p>
                    </text:list-item>
                    <text:list-item>
                      <text:p text:style-name="P25">nicht-Schatten-Glühwürmchen</text:p>
                    </text:list-item>
                  </text:list>
                </text:list-item>
                <text:list-item>
                  <text:p text:style-name="P28">Interactive</text:p>
                  <text:list>
                    <text:list-item>
                      <text:p text:style-name="P25">Schleimwesen</text:p>
                    </text:list-item>
                    <text:list-item>
                      <text:p text:style-name="P25">Hüpfdingens</text:p>
                    </text:list-item>
                    <text:list-item>
                      <text:p text:style-name="P25">Drachenviech</text:p>
                    </text:list-item>
                    <text:list-item>
                      <text:p text:style-name="P25">normales Monster</text:p>
                    </text:list-item>
                    <text:list-item>
                      <text:p text:style-name="P25">//Türen, Portale usw//</text:p>
                    </text:list-item>
                  </text:list>
                </text:list-item>
              </text:list>
            </text:list-item>
          </text:list>
        </text:list-item>
      </text:list>
      <text:p text:style-name="P24"/>
      <text:p text:style-name="P38">Game Flow</text:p>
      <text:list xml:id="list34597696" text:style-name="RTF_5f_Num_20_5">
        <text:list-item>
          <text:p text:style-name="P11">Bobo Startet im Gebirge</text:p>
        </text:list-item>
        <text:list-item>
          <text:p text:style-name="P11">…</text:p>
        </text:list-item>
        <text:list-item>
          <text:p text:style-name="P11">Bobo kommt im Dorf ans</text:p>
        </text:list-item>
      </text:list>
      <text:p text:style-name="P31">Development<text:bookmark text:name="kix.fwz93u72nlt2"/></text:p>
      <text:p text:style-name="heading_20_2"><text:bookmark text:name="h.w6cmcymrgwyg"/>Abstract Classes / Components</text:p>
      <text:list xml:id="list34607826" text:style-name="RTF_5f_Num_20_6">
        <text:list-item>
          <text:p text:style-name="P12">BasePhysics</text:p>
          <text:list>
            <text:list-item>
              <text:p text:style-name="P19">BasePlayer</text:p>
            </text:list-item>
            <text:list-item>
              <text:p text:style-name="P19">BaseEnemy</text:p>
            </text:list-item>
            <text:list-item>
              <text:p text:style-name="P19">BaseObject</text:p>
            </text:list-item>
          </text:list>
        </text:list-item>
        <text:list-item>
          <text:p text:style-name="P12">BaseObstacle</text:p>
        </text:list-item>
        <text:list-item>
          <text:p text:style-name="P12">BaseInteractable</text:p>
        </text:list-item>
      </text:list>
      <text:p text:style-name="P23">(example)</text:p>
      <text:p text:style-name="P8"/>
      <text:p text:style-name="P38">Derived Classes / Component Compositions</text:p>
      <text:list xml:id="list34599738" text:style-name="RTF_5f_Num_20_7">
        <text:list-item>
          <text:p text:style-name="P13">BasePlayer</text:p>
          <text:list>
            <text:list-item>
              <text:p text:style-name="P20">PlayerMain</text:p>
            </text:list-item>
            <text:list-item>
              <text:p text:style-name="P20">PlayerUnlockable</text:p>
            </text:list-item>
          </text:list>
        </text:list-item>
        <text:list-item>
          <text:p text:style-name="P13">BaseEnemy</text:p>
          <text:list>
            <text:list-item>
              <text:p text:style-name="P20">EnemyWolf</text:p>
            </text:list-item>
            <text:list-item>
              <text:p text:style-name="P20">EnemyGoblin</text:p>
            </text:list-item>
            <text:list-item>
              <text:p text:style-name="P20">EnemyGuard (may drop key)</text:p>
            </text:list-item>
            <text:list-item>
              <text:p text:style-name="P20">EnemyGiantRat</text:p>
            </text:list-item>
            <text:list-item>
              <text:p text:style-name="P20">EnemyPrisoner</text:p>
            </text:list-item>
          </text:list>
        </text:list-item>
        <text:list-item>
          <text:p text:style-name="P13">BaseObject</text:p>
          <text:list>
            <text:list-item>
              <text:p text:style-name="P20">ObjectRock (pick-up-able, throwable)</text:p>
            </text:list-item>
            <text:list-item>
              <text:p text:style-name="P20">ObjectChest (pick-up-able, throwable, spits gold coins with key)</text:p>
            </text:list-item>
            <text:list-item>
              <text:p text:style-name="P20">ObjectGoldCoin (cha-ching!)</text:p>
            </text:list-item>
            <text:list-item>
              <text:p text:style-name="P20">ObjectKey (pick-up-able, throwable)</text:p>
            </text:list-item>
          </text:list>
        </text:list-item>
        <text:list-item>
          <text:p text:style-name="P13">BaseObstacle</text:p>
          <text:list>
            <text:list-item>
              <text:p text:style-name="P20">ObstacleWindow (destroyed with rock)</text:p>
            </text:list-item>
            <text:list-item>
              <text:p text:style-name="P20">ObstacleWall</text:p>
            </text:list-item>
            <text:list-item>
              <text:p text:style-name="P20">ObstacleGate (watches to see if certain buttons are pressed)</text:p>
            </text:list-item>
          </text:list>
        </text:list-item>
        <text:list-item>
          <text:p text:style-name="P13">BaseInteractable</text:p>
          <text:list>
            <text:list-item>
              <text:p text:style-name="P20">InteractableButton</text:p>
            </text:list-item>
          </text:list>
        </text:list-item>
      </text:list>
      <text:p text:style-name="P23">(example)</text:p>
      <text:p text:style-name="P23"/>
      <text:p text:style-name="P31">Graphics<text:bookmark text:name="kix.3ui65x9w2r9w"/></text:p>
      <text:p text:style-name="heading_20_2"><text:bookmark text:name="h.fkjpqgmw9d3k"/>Style Attributes</text:p>
      <text:p text:style-name="P29">Es werden alle Farben zugelassen. In der Schattenwelt werden vorwiegend Schwarz-, Blau- und Lilatöne verwendet während in der normalen Welt eher fröhliche Farben Verwendung finden. die Modelle sind flächig gezeichnet und schwarz umrandet. Das Spiel ist in einem Zeichentrick-Stil gehalten. </text:p>
      <text:p text:style-name="P38">Graphics Needed</text:p>
      <text:list xml:id="list34587102" text:style-name="RTF_5f_Num_20_8">
        <text:list-item>
          <text:p text:style-name="P14">Characters</text:p>
          <text:list>
            <text:list-item>
              <text:p text:style-name="P21">Held</text:p>
              <text:list>
                <text:list-item>
                  <text:p text:style-name="P21">Bobo (Gehen, Springen, Benutzen, Fallen,)</text:p>
                </text:list-item>
              </text:list>
            </text:list-item>
            <text:list-item>
              <text:p text:style-name="P21">Gegner</text:p>
              <text:list>
                <text:list-item>
                  <text:p text:style-name="P21">Schleimwesen (Gleiten, Absorbieren, Fallen, Angreifen)</text:p>
                </text:list-item>
                <text:list-item>
                  <text:p text:style-name="P26">Hüpfdingens (Springen, Fallen, Angreifen)</text:p>
                </text:list-item>
                <text:list-item>
                  <text:p text:style-name="P26">Drachenviech (Fliegen, Angreifen)</text:p>
                </text:list-item>
                <text:list-item>
                  <text:p text:style-name="P26">normales Monster(Gehen, Fallen, Angreifen)</text:p>
                </text:list-item>
              </text:list>
            </text:list-item>
          </text:list>
        </text:list-item>
        <text:list-item>
          <text:p text:style-name="P14">Blocks</text:p>
          <text:list>
            <text:list-item>
              <text:p text:style-name="P21">Erde</text:p>
            </text:list-item>
            <text:list-item>
              <text:p text:style-name="P21">Erde/Grass</text:p>
            </text:list-item>
            <text:list-item>
              <text:p text:style-name="P21">Stein</text:p>
            </text:list-item>
          </text:list>
        </text:list-item>
        <text:list-item>
          <text:p text:style-name="P14">Ambient</text:p>
          <text:list>
            <text:list-item>
              <text:p text:style-name="P21">Gras</text:p>
            </text:list-item>
            <text:list-item>
              <text:p text:style-name="P21">Pflänzchen</text:p>
            </text:list-item>
            <text:list-item>
              <text:p text:style-name="P21">Bäume</text:p>
            </text:list-item>
            <text:list-item>
              <text:p text:style-name="P21">Steine</text:p>
            </text:list-item>
            <text:list-item>
              <text:p text:style-name="P21">Felsen</text:p>
            </text:list-item>
            <text:list-item>
              <text:p text:style-name="P21">Wolken-Sonnenhintergrund</text:p>
            </text:list-item>
          </text:list>
        </text:list-item>
        <text:list-item>
          <text:p text:style-name="P14">Other</text:p>
          <text:list>
            <text:list-item>
              <text:p text:style-name="P21">//Schalter etc???//</text:p>
            </text:list-item>
          </text:list>
        </text:list-item>
      </text:list>
      <text:p text:style-name="P31">Sounds/Music<text:bookmark text:name="kix.g829e5h0mi8e"/></text:p>
      <text:p text:style-name="heading_20_2"><text:bookmark text:name="h.mgdp2k9ujz1j"/>Style Attributes</text:p>
      <text:p text:style-name="Standard"><text:tab/>Die Musik hängt von der Welt ab. In der Schattenwelt ist die Musik eher düster, geheimnisvoll und langsamer - //Einfach normale Musik eine Oktave tiefer und langsamer???//</text:p>
      <text:p text:style-name="Standard">Die Musik in der normalen Welt ist fröhlich und schnell. //sterbe Melodie??/// ///Big Boss Melodie???//</text:p>
      <text:p text:style-name="Standard"/>
      <text:p text:style-name="Standard">//Instrumente ???//</text:p>
      <text:p text:style-name="Standard"/>
      <text:p text:style-name="Standard"/>
      <text:p text:style-name="P38">Sounds Needed</text:p>
      <text:list xml:id="list34596553" text:style-name="RTF_5f_Num_20_9">
        <text:list-item>
          <text:p text:style-name="P15">Effects</text:p>
          <text:list>
            <text:list-item>
              <text:p text:style-name="P22">Laufen (Gras, Stein)</text:p>
            </text:list-item>
            <text:list-item>
              <text:p text:style-name="P22">Sprungefedergeräusch bei dem Sprungmonster</text:p>
            </text:list-item>
            <text:list-item>
              <text:p text:style-name="P22">Schmatzgeräusch für Schleimmonster</text:p>
            </text:list-item>
            <text:list-item>
              <text:p text:style-name="P22">Flügelschlag für Flugwesen</text:p>
            </text:list-item>
            <text:list-item>
              <text:p text:style-name="P22">Feuerspeien</text:p>
            </text:list-item>
            <text:list-item>
              <text:p text:style-name="P22">Fall-Geräusch</text:p>
            </text:list-item>
            <text:list-item>
              <text:p text:style-name="P22">Angriffsgeräusch</text:p>
            </text:list-item>
          </text:list>
        </text:list-item>
        <text:list-item>
          <text:p text:style-name="P15">Feedback</text:p>
          <text:list>
            <text:list-item>
              <text:p text:style-name="P22">Treffergeräusch</text:p>
            </text:list-item>
            <text:list-item>
              <text:p text:style-name="P22">Fall-Schrei (Willhelmschrei)</text:p>
            </text:list-item>
            <text:list-item>
              <text:p text:style-name="P22">Mechanikgeräusch</text:p>
            </text:list-item>
            <text:list-item>
              <text:p text:style-name="P22">Baum-Fall-Geräusch</text:p>
            </text:list-item>
            <text:list-item>
              <text:p text:style-name="P22">Weltenwechsel-Geräusch</text:p>
            </text:list-item>
            <text:list-item>
              <text:p text:style-name="P22">Todes-Sound</text:p>
            </text:list-item>
          </text:list>
        </text:list-item>
      </text:list>
      <text:p text:style-name="P38">Music Needed</text:p>
      <text:list xml:id="list34595890" text:style-name="RTF_5f_Num_20_10">
        <text:list-item>
          <text:p text:style-name="P16">Hauptmenü</text:p>
        </text:list-item>
        <text:list-item>
          <text:p text:style-name="P16">Normale Welt</text:p>
        </text:list-item>
        <text:list-item>
          <text:p text:style-name="P16">Schattenwelt</text:p>
        </text:list-item>
        <text:list-item>
          <text:p text:style-name="P16">///Boss theme//</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ubtitle" style:family="paragraph" style:parent-style-name="Standard" style:next-style-name="Text_20_body" style:class="chapter">
      <style:paragraph-properties fo:margin-top="0.635cm" fo:margin-bottom="0.141cm"/>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2" style:display-name="heading 2" style:family="paragraph" style:parent-style-name="Standard" style:next-style-name="Standard">
      <style:paragraph-properties fo:margin-top="0.635cm" fo:margin-bottom="0.141cm"/>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TF_5f_Num_20_2_20_1" style:display-name="RTF_Num 2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2_20_2" style:display-name="RTF_Num 2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2_20_3" style:display-name="RTF_Num 2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2_20_4" style:display-name="RTF_Num 2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2_20_5" style:display-name="RTF_Num 2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2_20_6" style:display-name="RTF_Num 2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2_20_7" style:display-name="RTF_Num 2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2_20_8" style:display-name="RTF_Num 2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2_20_9" style:display-name="RTF_Num 2 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3_20_2" style:display-name="RTF_Num 3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3_20_3" style:display-name="RTF_Num 3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3_20_4" style:display-name="RTF_Num 3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3_20_5" style:display-name="RTF_Num 3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3_20_6" style:display-name="RTF_Num 3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3_20_7" style:display-name="RTF_Num 3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3_20_8" style:display-name="RTF_Num 3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3_20_9" style:display-name="RTF_Num 3 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1" style:display-name="RTF_Num 4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2" style:display-name="RTF_Num 4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3" style:display-name="RTF_Num 4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4" style:display-name="RTF_Num 4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5" style:display-name="RTF_Num 4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6" style:display-name="RTF_Num 4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7" style:display-name="RTF_Num 4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8" style:display-name="RTF_Num 4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4_20_9" style:display-name="RTF_Num 4 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1" style:display-name="RTF_Num 6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2" style:display-name="RTF_Num 6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3" style:display-name="RTF_Num 6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4" style:display-name="RTF_Num 6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5" style:display-name="RTF_Num 6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6" style:display-name="RTF_Num 6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7" style:display-name="RTF_Num 6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8" style:display-name="RTF_Num 6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6_20_9" style:display-name="RTF_Num 6 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1" style:display-name="RTF_Num 7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2" style:display-name="RTF_Num 7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3" style:display-name="RTF_Num 7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4" style:display-name="RTF_Num 7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5" style:display-name="RTF_Num 7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6" style:display-name="RTF_Num 7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7" style:display-name="RTF_Num 7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8" style:display-name="RTF_Num 7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7_20_9" style:display-name="RTF_Num 7 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1" style:display-name="RTF_Num 8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2" style:display-name="RTF_Num 8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3" style:display-name="RTF_Num 8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4" style:display-name="RTF_Num 8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5" style:display-name="RTF_Num 8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6" style:display-name="RTF_Num 8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7" style:display-name="RTF_Num 8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8" style:display-name="RTF_Num 8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8_20_9" style:display-name="RTF_Num 8 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1" style:display-name="RTF_Num 9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2" style:display-name="RTF_Num 9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3" style:display-name="RTF_Num 9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4" style:display-name="RTF_Num 9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5" style:display-name="RTF_Num 9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6" style:display-name="RTF_Num 9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7" style:display-name="RTF_Num 9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8" style:display-name="RTF_Num 9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9_20_9" style:display-name="RTF_Num 9 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1" style:display-name="RTF_Num 10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2" style:display-name="RTF_Num 10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3" style:display-name="RTF_Num 10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4" style:display-name="RTF_Num 10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5" style:display-name="RTF_Num 10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6" style:display-name="RTF_Num 10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7" style:display-name="RTF_Num 10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8" style:display-name="RTF_Num 10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RTF_5f_Num_20_10_20_9" style:display-name="RTF_Num 10 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a" style:num-letter-sync="true">
        <style:list-level-properties text:space-before="1.905cm" text:min-label-width="0.635cm"/>
      </text:list-level-style-number>
      <text:list-level-style-number text:level="3" text:style-name="RTF_5f_Num_20_2_20_3" style:num-suffix="." style:num-format="i">
        <style:list-level-properties text:space-before="3.492cm" text:min-label-width="0.318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a" style:num-letter-sync="true">
        <style:list-level-properties text:space-before="5.715cm" text:min-label-width="0.635cm"/>
      </text:list-level-style-number>
      <text:list-level-style-number text:level="6" text:style-name="RTF_5f_Num_20_2_20_6" style:num-suffix="." style:num-format="i">
        <style:list-level-properties text:space-before="7.302cm" text:min-label-width="0.318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a" style:num-letter-sync="true">
        <style:list-level-properties text:space-before="9.525cm" text:min-label-width="0.635cm"/>
      </text:list-level-style-number>
      <text:list-level-style-number text:level="9" text:style-name="RTF_5f_Num_20_2_20_9"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a" style:num-letter-sync="true">
        <style:list-level-properties text:space-before="1.905cm" text:min-label-width="0.635cm"/>
      </text:list-level-style-number>
      <text:list-level-style-number text:level="3" text:style-name="RTF_5f_Num_20_3_20_3" style:num-suffix="." style:num-format="i">
        <style:list-level-properties text:space-before="3.492cm" text:min-label-width="0.318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a" style:num-letter-sync="true">
        <style:list-level-properties text:space-before="5.715cm" text:min-label-width="0.635cm"/>
      </text:list-level-style-number>
      <text:list-level-style-number text:level="6" text:style-name="RTF_5f_Num_20_3_20_6" style:num-suffix="." style:num-format="i">
        <style:list-level-properties text:space-before="7.302cm" text:min-label-width="0.318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a" style:num-letter-sync="true">
        <style:list-level-properties text:space-before="9.525cm" text:min-label-width="0.635cm"/>
      </text:list-level-style-number>
      <text:list-level-style-number text:level="9" text:style-name="RTF_5f_Num_20_3_20_9"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a" style:num-letter-sync="true">
        <style:list-level-properties text:space-before="1.905cm" text:min-label-width="0.635cm"/>
      </text:list-level-style-number>
      <text:list-level-style-number text:level="3" text:style-name="Zeichenformat" style:num-suffix="." style:num-format="i">
        <style:list-level-properties text:space-before="3.492cm" text:min-label-width="0.318cm"/>
      </text:list-level-style-number>
      <text:list-level-style-number text:level="4" text:style-name="Zeichenformat" style:num-suffix="." style:num-format="1">
        <style:list-level-properties text:space-before="4.445cm" text:min-label-width="0.635cm"/>
      </text:list-level-style-number>
      <text:list-level-style-number text:level="5" text:style-name="Zeichenformat" style:num-suffix="." style:num-format="a" style:num-letter-sync="true">
        <style:list-level-properties text:space-before="5.715cm" text:min-label-width="0.635cm"/>
      </text:list-level-style-number>
      <text:list-level-style-number text:level="6" text:style-name="Zeichenformat" style:num-suffix="." style:num-format="i">
        <style:list-level-properties text:space-before="7.302cm" text:min-label-width="0.318cm"/>
      </text:list-level-style-number>
      <text:list-level-style-number text:level="7" text:style-name="Zeichenformat" style:num-suffix="." style:num-format="1">
        <style:list-level-properties text:space-before="8.255cm" text:min-label-width="0.635cm"/>
      </text:list-level-style-number>
      <text:list-level-style-number text:level="8" text:style-name="Zeichenformat" style:num-suffix="." style:num-format="a" style:num-letter-sync="true">
        <style:list-level-properties text:space-before="9.525cm" text:min-label-width="0.635cm"/>
      </text:list-level-style-number>
      <text:list-level-style-number text:level="9" text:style-name="Zeichenformat"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a" style:num-letter-sync="true">
        <style:list-level-properties text:space-before="1.905cm" text:min-label-width="0.635cm"/>
      </text:list-level-style-number>
      <text:list-level-style-number text:level="3" text:style-name="RTF_5f_Num_20_6_20_3" style:num-suffix="." style:num-format="i">
        <style:list-level-properties text:space-before="3.492cm" text:min-label-width="0.318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a" style:num-letter-sync="true">
        <style:list-level-properties text:space-before="5.715cm" text:min-label-width="0.635cm"/>
      </text:list-level-style-number>
      <text:list-level-style-number text:level="6" text:style-name="RTF_5f_Num_20_6_20_6" style:num-suffix="." style:num-format="i">
        <style:list-level-properties text:space-before="7.302cm" text:min-label-width="0.318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a" style:num-letter-sync="true">
        <style:list-level-properties text:space-before="9.525cm" text:min-label-width="0.635cm"/>
      </text:list-level-style-number>
      <text:list-level-style-number text:level="9" text:style-name="RTF_5f_Num_20_6_20_9"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a" style:num-letter-sync="true">
        <style:list-level-properties text:space-before="1.905cm" text:min-label-width="0.635cm"/>
      </text:list-level-style-number>
      <text:list-level-style-number text:level="3" text:style-name="RTF_5f_Num_20_7_20_3" style:num-suffix="." style:num-format="i">
        <style:list-level-properties text:space-before="3.492cm" text:min-label-width="0.318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a" style:num-letter-sync="true">
        <style:list-level-properties text:space-before="5.715cm" text:min-label-width="0.635cm"/>
      </text:list-level-style-number>
      <text:list-level-style-number text:level="6" text:style-name="RTF_5f_Num_20_7_20_6" style:num-suffix="." style:num-format="i">
        <style:list-level-properties text:space-before="7.302cm" text:min-label-width="0.318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a" style:num-letter-sync="true">
        <style:list-level-properties text:space-before="9.525cm" text:min-label-width="0.635cm"/>
      </text:list-level-style-number>
      <text:list-level-style-number text:level="9" text:style-name="RTF_5f_Num_20_7_20_9"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a" style:num-letter-sync="true">
        <style:list-level-properties text:space-before="1.905cm" text:min-label-width="0.635cm"/>
      </text:list-level-style-number>
      <text:list-level-style-number text:level="3" text:style-name="RTF_5f_Num_20_8_20_3" style:num-suffix="." style:num-format="i">
        <style:list-level-properties text:space-before="3.492cm" text:min-label-width="0.318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a" style:num-letter-sync="true">
        <style:list-level-properties text:space-before="1.905cm" text:min-label-width="0.635cm"/>
      </text:list-level-style-number>
      <text:list-level-style-number text:level="3" text:style-name="RTF_5f_Num_20_9_20_3" style:num-suffix="." style:num-format="i">
        <style:list-level-properties text:space-before="3.492cm" text:min-label-width="0.318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a" style:num-letter-sync="true">
        <style:list-level-properties text:space-before="5.715cm" text:min-label-width="0.635cm"/>
      </text:list-level-style-number>
      <text:list-level-style-number text:level="6" text:style-name="RTF_5f_Num_20_9_20_6" style:num-suffix="." style:num-format="i">
        <style:list-level-properties text:space-before="7.302cm" text:min-label-width="0.318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a" style:num-letter-sync="true">
        <style:list-level-properties text:space-before="9.525cm" text:min-label-width="0.635cm"/>
      </text:list-level-style-number>
      <text:list-level-style-number text:level="9" text:style-name="RTF_5f_Num_20_9_20_9"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a" style:num-letter-sync="true">
        <style:list-level-properties text:space-before="1.905cm" text:min-label-width="0.635cm"/>
      </text:list-level-style-number>
      <text:list-level-style-number text:level="3" text:style-name="RTF_5f_Num_20_10_20_3" style:num-suffix="." style:num-format="i">
        <style:list-level-properties text:space-before="3.492cm" text:min-label-width="0.318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a" style:num-letter-sync="true">
        <style:list-level-properties text:space-before="5.715cm" text:min-label-width="0.635cm"/>
      </text:list-level-style-number>
      <text:list-level-style-number text:level="6" text:style-name="RTF_5f_Num_20_10_20_6" style:num-suffix="." style:num-format="i">
        <style:list-level-properties text:space-before="7.302cm" text:min-label-width="0.318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a" style:num-letter-sync="true">
        <style:list-level-properties text:space-before="9.525cm" text:min-label-width="0.635cm"/>
      </text:list-level-style-number>
      <text:list-level-style-number text:level="9" text:style-name="RTF_5f_Num_20_10_20_9" style:num-suffix="." style:num-format="i">
        <style:list-level-properties text:space-before="11.112cm" text:min-label-width="0.318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ristof </meta:initial-creator>
    <meta:creation-date>2014-06-23T14:46:04.99</meta:creation-date>
    <dc:date>2014-06-23T16:47:20.92</dc:date>
    <dc:creator>Kristof </dc:creator>
    <meta:editing-duration>PT00H57M42S</meta:editing-duration>
    <meta:editing-cycles>3</meta:editing-cycles>
    <meta:generator>OpenOffice.org/3.2$Win32 OpenOffice.org_project/320m18$Build-9502</meta:generator>
    <meta:document-statistic meta:table-count="0" meta:image-count="0" meta:object-count="0" meta:page-count="13" meta:paragraph-count="171" meta:word-count="898" meta:character-count="5927"/>
  </office:meta>
</office:document-meta>
</file>